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83in"/>
    </style:style>
    <style:style style:name="co2" style:family="table-column">
      <style:table-column-properties fo:break-before="auto" style:column-width="1.6752in"/>
    </style:style>
    <style:style style:name="co3" style:family="table-column">
      <style:table-column-properties fo:break-before="auto" style:column-width="1.489in"/>
    </style:style>
    <style:style style:name="co4" style:family="table-column">
      <style:table-column-properties fo:break-before="auto" style:column-width="1.8744in"/>
    </style:style>
    <style:style style:name="co5" style:family="table-column">
      <style:table-column-properties fo:break-before="auto" style:column-width="1.4335in"/>
    </style:style>
    <style:style style:name="co6" style:family="table-column">
      <style:table-column-properties fo:break-before="auto" style:column-width="1.6429in"/>
    </style:style>
    <style:style style:name="co7" style:family="table-column">
      <style:table-column-properties fo:break-before="auto" style:column-width="1.3992in"/>
    </style:style>
    <style:style style:name="co8" style:family="table-column">
      <style:table-column-properties fo:break-before="auto" style:column-width="1.5102in"/>
    </style:style>
    <style:style style:name="co9" style:family="table-column">
      <style:table-column-properties fo:break-before="auto" style:column-width="1.6866in"/>
    </style:style>
    <style:style style:name="co10" style:family="table-column">
      <style:table-column-properties fo:break-before="auto" style:column-width="1.6654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134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eeeeee"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>
            <text:p>Validation</text:p>
          </table:table-cell>
          <table:table-cell table:style-name="ce6" office:value-type="string">
            <text:p>Essential</text:p>
          </table:table-cell>
          <table:table-cell table:style-name="ce9" office:value-type="string">
            <text:p>Preprocessing</text:p>
          </table:table-cell>
          <table:table-cell table:style-name="ce1" office:value-type="string">
            <text:p>Prep. + Feature Engineering</text:p>
          </table:table-cell>
          <table:table-cell table:style-name="ce1" office:value-type="string">
            <text:p>Prep. + Feature Selection</text:p>
          </table:table-cell>
          <table:table-cell table:style-name="ce1" office:value-type="string">
            <text:p>Prep. + Dimension. Reduction</text:p>
          </table:table-cell>
          <table:table-cell table:style-name="ce1" office:value-type="string">
            <text:p>Prep. + Feat. Eng. + Feat. Select.</text:p>
          </table:table-cell>
          <table:table-cell table:style-name="ce1" office:value-type="string">
            <text:p>Prep. + Feat. Select. + Dimen. Reduct.</text:p>
          </table:table-cell>
          <table:table-cell table:style-name="ce1" office:value-type="string">
            <text:p>Prep. + Feat. Eng. + Dimen. Reduct.</text:p>
          </table:table-cell>
          <table:table-cell table:style-name="ce1" office:value-type="string">
            <text:p>Prep. + Feat. Eng. + Feat. Select. + Dimen. Reduct.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Linear Regression</text:p>
          </table:table-cell>
          <table:table-cell table:style-name="ce7" office:value-type="float" office:value="0.03819">
            <text:p>0.03819</text:p>
          </table:table-cell>
          <table:table-cell table:style-name="ce10" office:value-type="float" office:value="0.0276830158048107">
            <text:p>0.0276830158</text:p>
          </table:table-cell>
          <table:table-cell table:style-name="ce2" office:value-type="float" office:value="0.0243037175097761">
            <text:p>0.0243037175</text:p>
          </table:table-cell>
          <table:table-cell table:style-name="ce2" office:value-type="float" office:value="0.0412417310997809">
            <text:p>0.0412417311</text:p>
          </table:table-cell>
          <table:table-cell table:style-name="ce2" office:value-type="float" office:value="0.0222267927894622">
            <text:p>0.0222267928</text:p>
          </table:table-cell>
          <table:table-cell table:style-name="ce2" office:value-type="float" office:value="0.0254055624773621">
            <text:p>0.0254055625</text:p>
          </table:table-cell>
          <table:table-cell table:style-name="ce2" office:value-type="float" office:value="0.0440375926226754">
            <text:p>0.0440375926</text:p>
          </table:table-cell>
          <table:table-cell table:style-name="ce2" office:value-type="float" office:value="0.0262852281759226">
            <text:p>0.0262852282</text:p>
          </table:table-cell>
          <table:table-cell table:style-name="ce2" office:value-type="float" office:value="0.0988727133860757">
            <text:p>0.0988727134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RidgeCV</text:p>
          </table:table-cell>
          <table:table-cell table:style-name="ce7" office:value-type="float" office:value="0.024607">
            <text:p>0.024607</text:p>
          </table:table-cell>
          <table:table-cell table:style-name="ce10" office:value-type="float" office:value="0.0216208234956546">
            <text:p>0.0216208235</text:p>
          </table:table-cell>
          <table:table-cell table:style-name="ce2" office:value-type="float" office:value="0.0214253143294335">
            <text:p>0.0214253143</text:p>
          </table:table-cell>
          <table:table-cell table:style-name="ce2" office:value-type="float" office:value="0.0348490597875168">
            <text:p>0.0348490598</text:p>
          </table:table-cell>
          <table:table-cell table:style-name="ce2" office:value-type="float" office:value="0.0222365282318211">
            <text:p>0.0222365282</text:p>
          </table:table-cell>
          <table:table-cell table:style-name="ce2" office:value-type="float" office:value="0.0233285025500747">
            <text:p>0.0233285026</text:p>
          </table:table-cell>
          <table:table-cell table:style-name="ce2" office:value-type="float" office:value="0.0347511746856506">
            <text:p>0.0347511747</text:p>
          </table:table-cell>
          <table:table-cell table:style-name="ce2" office:value-type="float" office:value="0.0218185251425479">
            <text:p>0.0218185251</text:p>
          </table:table-cell>
          <table:table-cell table:style-name="ce2" office:value-type="float" office:value="0.0986524822873211">
            <text:p>0.0986524823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LassoCV</text:p>
          </table:table-cell>
          <table:table-cell table:style-name="ce7" office:value-type="float" office:value="0.040421">
            <text:p>0.040421</text:p>
          </table:table-cell>
          <table:table-cell table:style-name="ce10" office:value-type="float" office:value="0.0365267024104889">
            <text:p>0.0365267024</text:p>
          </table:table-cell>
          <table:table-cell table:style-name="ce2" office:value-type="float" office:value="0.036256445118402">
            <text:p>0.0362564451</text:p>
          </table:table-cell>
          <table:table-cell table:style-name="ce2" office:value-type="float" office:value="0.0540158275566811">
            <text:p>0.0540158276</text:p>
          </table:table-cell>
          <table:table-cell table:style-name="ce2" office:value-type="float" office:value="0.0375967572017076">
            <text:p>0.0375967572</text:p>
          </table:table-cell>
          <table:table-cell table:style-name="ce2" office:value-type="float" office:value="0.036256445118402">
            <text:p>0.0362564451</text:p>
          </table:table-cell>
          <table:table-cell table:style-name="ce2" office:value-type="float" office:value="0.0801763608625301">
            <text:p>0.0801763609</text:p>
          </table:table-cell>
          <table:table-cell table:number-columns-repeated="2" table:style-name="ce2" office:value-type="float" office:value="0.0988213041520877">
            <text:p>0.0988213042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AdaBoost</text:p>
          </table:table-cell>
          <table:table-cell table:style-name="ce7" office:value-type="float" office:value="0.032174">
            <text:p>0.032174</text:p>
          </table:table-cell>
          <table:table-cell table:style-name="ce10" office:value-type="float" office:value="0.0365974272965735">
            <text:p>0.0365974273</text:p>
          </table:table-cell>
          <table:table-cell table:style-name="ce2" office:value-type="float" office:value="0.0370545140622226">
            <text:p>0.0370545141</text:p>
          </table:table-cell>
          <table:table-cell table:style-name="ce2" office:value-type="float" office:value="0.0478511444821138">
            <text:p>0.0478511445</text:p>
          </table:table-cell>
          <table:table-cell table:style-name="ce2" office:value-type="float" office:value="0.0958276969836267">
            <text:p>0.095827697</text:p>
          </table:table-cell>
          <table:table-cell table:style-name="ce2" office:value-type="float" office:value="0.0370582809653978">
            <text:p>0.037058281</text:p>
          </table:table-cell>
          <table:table-cell table:style-name="ce2" office:value-type="float" office:value="0.0572485313395521">
            <text:p>0.0572485313</text:p>
          </table:table-cell>
          <table:table-cell table:style-name="ce2" office:value-type="float" office:value="0.137934638236509">
            <text:p>0.1379346382</text:p>
          </table:table-cell>
          <table:table-cell table:style-name="ce2" office:value-type="float" office:value="0.121500014382775">
            <text:p>0.1215000144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XGBoost</text:p>
          </table:table-cell>
          <table:table-cell table:style-name="ce7" office:value-type="float" office:value="0.020121">
            <text:p>0.020121</text:p>
          </table:table-cell>
          <table:table-cell table:style-name="ce10" office:value-type="float" office:value="0.0198640642155919">
            <text:p>0.0198640642</text:p>
          </table:table-cell>
          <table:table-cell table:style-name="ce2" office:value-type="float" office:value="0.018861962539961">
            <text:p>0.0188619625</text:p>
          </table:table-cell>
          <table:table-cell table:style-name="ce2" office:value-type="float" office:value="0.0276533336230539">
            <text:p>0.0276533336</text:p>
          </table:table-cell>
          <table:table-cell table:style-name="ce2" office:value-type="float" office:value="0.0340506633726699">
            <text:p>0.0340506634</text:p>
          </table:table-cell>
          <table:table-cell table:style-name="ce2" office:value-type="float" office:value="0.0215809937900054">
            <text:p>0.0215809938</text:p>
          </table:table-cell>
          <table:table-cell table:style-name="ce2" office:value-type="float" office:value="0.0343409547768383">
            <text:p>0.0343409548</text:p>
          </table:table-cell>
          <table:table-cell table:number-columns-repeated="2" table:style-name="ce2" office:value-type="float" office:value="0.0985127926572098">
            <text:p>0.0985127927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uto-sklearn</text:p>
          </table:table-cell>
          <table:table-cell table:style-name="ce7" office:value-type="float" office:value="0.0108252115">
            <text:p>0.0108252115</text:p>
          </table:table-cell>
          <table:table-cell table:style-name="ce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Standard error: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2" office:value-type="string">
            <text:p>Linear Regression</text:p>
          </table:table-cell>
          <table:table-cell table:style-name="ce7" office:value-type="float" office:value="0.009258">
            <text:p>0.009258</text:p>
          </table:table-cell>
          <table:table-cell table:style-name="ce5" office:value-type="float" office:value="0.00437559960450781">
            <text:p>0.0043755996</text:p>
          </table:table-cell>
          <table:table-cell table:style-name="ce5" office:value-type="float" office:value="0.00361200632229389">
            <text:p>0.0036120063</text:p>
          </table:table-cell>
          <table:table-cell table:style-name="ce5" office:value-type="float" office:value="0.0107085408936693">
            <text:p>0.0107085409</text:p>
          </table:table-cell>
          <table:table-cell table:style-name="ce5" office:value-type="float" office:value="0.00333841285228712">
            <text:p>0.0033384129</text:p>
          </table:table-cell>
          <table:table-cell table:style-name="ce5" office:value-type="float" office:value="0.0106445322085149">
            <text:p>0.0106445322</text:p>
          </table:table-cell>
          <table:table-cell table:style-name="ce7" office:value-type="float" office:value="0.021714156964785">
            <text:p>0.021714157</text:p>
          </table:table-cell>
          <table:table-cell table:style-name="ce5" office:value-type="float" office:value="0.00356547735741339">
            <text:p>0.0035654774</text:p>
          </table:table-cell>
          <table:table-cell table:style-name="ce5" office:value-type="float" office:value="0.0111943357938019">
            <text:p>0.0111943358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RidgeCV</text:p>
          </table:table-cell>
          <table:table-cell table:style-name="ce7" office:value-type="float" office:value="0.004721">
            <text:p>0.004721</text:p>
          </table:table-cell>
          <table:table-cell table:style-name="ce5" office:value-type="float" office:value="0.00325965412385211">
            <text:p>0.0032596541</text:p>
          </table:table-cell>
          <table:table-cell table:style-name="ce5" office:value-type="float" office:value="0.00321610046493008">
            <text:p>0.0032161005</text:p>
          </table:table-cell>
          <table:table-cell table:style-name="ce5" office:value-type="float" office:value="0.0108687699805294">
            <text:p>0.01086877</text:p>
          </table:table-cell>
          <table:table-cell table:style-name="ce5" office:value-type="float" office:value="0.00336700150216505">
            <text:p>0.0033670015</text:p>
          </table:table-cell>
          <table:table-cell table:style-name="ce5" office:value-type="float" office:value="0.0110479094657363">
            <text:p>0.0110479095</text:p>
          </table:table-cell>
          <table:table-cell table:style-name="ce5" office:value-type="float" office:value="0.0110053217493724">
            <text:p>0.0110053217</text:p>
          </table:table-cell>
          <table:table-cell table:style-name="ce5" office:value-type="float" office:value="0.00319100389026687">
            <text:p>0.0031910039</text:p>
          </table:table-cell>
          <table:table-cell table:style-name="ce5" office:value-type="float" office:value="0.0110530571910555">
            <text:p>0.0110530572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LassoCV</text:p>
          </table:table-cell>
          <table:table-cell table:style-name="ce7" office:value-type="float" office:value="0.005649">
            <text:p>0.005649</text:p>
          </table:table-cell>
          <table:table-cell table:style-name="ce5" office:value-type="float" office:value="0.00510432492980842">
            <text:p>0.0051043249</text:p>
          </table:table-cell>
          <table:table-cell table:style-name="ce5" office:value-type="float" office:value="0.0049702581569504">
            <text:p>0.0049702582</text:p>
          </table:table-cell>
          <table:table-cell table:style-name="ce5" office:value-type="float" office:value="0.0123378951202256">
            <text:p>0.0123378951</text:p>
          </table:table-cell>
          <table:table-cell table:style-name="ce5" office:value-type="float" office:value="0.00512198482747827">
            <text:p>0.0051219848</text:p>
          </table:table-cell>
          <table:table-cell table:style-name="ce5" office:value-type="float" office:value="0.0125468035556706">
            <text:p>0.0125468036</text:p>
          </table:table-cell>
          <table:table-cell table:style-name="ce5" office:value-type="float" office:value="0.0127946153020489">
            <text:p>0.0127946153</text:p>
          </table:table-cell>
          <table:table-cell table:style-name="ce5" office:value-type="float" office:value="0.00523816288356369">
            <text:p>0.0052381629</text:p>
          </table:table-cell>
          <table:table-cell table:style-name="ce5" office:value-type="float" office:value="0.012687005717352">
            <text:p>0.0126870057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AdaBoost</text:p>
          </table:table-cell>
          <table:table-cell table:style-name="ce7" office:value-type="float" office:value="0.004653">
            <text:p>0.004653</text:p>
          </table:table-cell>
          <table:table-cell table:style-name="ce5" office:value-type="float" office:value="0.00593698443367183">
            <text:p>0.0059369844</text:p>
          </table:table-cell>
          <table:table-cell table:style-name="ce5" office:value-type="float" office:value="0.00566772075831202">
            <text:p>0.0056677208</text:p>
          </table:table-cell>
          <table:table-cell table:style-name="ce5" office:value-type="float" office:value="0.00931942586237022">
            <text:p>0.0093194259</text:p>
          </table:table-cell>
          <table:table-cell table:style-name="ce5" office:value-type="float" office:value="0.0121913470552621">
            <text:p>0.0121913471</text:p>
          </table:table-cell>
          <table:table-cell table:style-name="ce5" office:value-type="float" office:value="0.00904402295181051">
            <text:p>0.009044023</text:p>
          </table:table-cell>
          <table:table-cell table:style-name="ce5" office:value-type="float" office:value="0.00943115313392177">
            <text:p>0.0094311531</text:p>
          </table:table-cell>
          <table:table-cell table:style-name="ce5" office:value-type="float" office:value="0.00642989765455483">
            <text:p>0.0064298977</text:p>
          </table:table-cell>
          <table:table-cell table:style-name="ce5" office:value-type="float" office:value="0.00835057686771087">
            <text:p>0.0083505769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XGBoost</text:p>
          </table:table-cell>
          <table:table-cell table:style-name="ce7" office:value-type="float" office:value="0.005284">
            <text:p>0.005284</text:p>
          </table:table-cell>
          <table:table-cell table:style-name="ce5" office:value-type="float" office:value="0.00314624899138482">
            <text:p>0.003146249</text:p>
          </table:table-cell>
          <table:table-cell table:style-name="ce5" office:value-type="float" office:value="0.00291177779623668">
            <text:p>0.0029117778</text:p>
          </table:table-cell>
          <table:table-cell table:style-name="ce5" office:value-type="float" office:value="0.00911804669115609">
            <text:p>0.0091180467</text:p>
          </table:table-cell>
          <table:table-cell table:style-name="ce5" office:value-type="float" office:value="0.00382331500537734">
            <text:p>0.003823315</text:p>
          </table:table-cell>
          <table:table-cell table:style-name="ce5" office:value-type="float" office:value="0.00952004318629979">
            <text:p>0.0095200432</text:p>
          </table:table-cell>
          <table:table-cell table:style-name="ce5" office:value-type="float" office:value="0.00638424269223843">
            <text:p>0.0063842427</text:p>
          </table:table-cell>
          <table:table-cell table:style-name="ce5" office:value-type="float" office:value="0.00332329072832303">
            <text:p>0.0033232907</text:p>
          </table:table-cell>
          <table:table-cell table:style-name="ce5" office:value-type="float" office:value="0.00715836937171558">
            <text:p>0.0071583694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uto-sklearn</text:p>
          </table:table-cell>
          <table:table-cell table:style-name="ce7" office:value-type="float" office:value="0.0026317271">
            <text:p>0.0026317271</text:p>
          </table:table-cell>
          <table:table-cell table:style-name="ce5" office:value-type="float" office:value="0.00263172709446981">
            <text:p>0.002631727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Mean Baseline</text:p>
          </table:table-cell>
          <table:table-cell table:number-columns-repeated="9" table:style-name="ce5" office:value-type="float" office:value="0.159901510611456">
            <text:p>0.1599015106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edian Baseline</text:p>
          </table:table-cell>
          <table:table-cell table:number-columns-repeated="9" table:style-name="ce5" office:value-type="float" office:value="0.154041506448027">
            <text:p>0.1540415064</text:p>
          </table:table-cell>
          <table:table-cell table:number-columns-repeated="101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4"/>
          <table:table-cell>
            <draw:frame table:end-cell-address="Results.J46" table:end-x="0.7555in" table:end-y="0.0508in" draw:z-index="0" draw:name="Chart 1" draw:style-name="gr1" draw:text-style-name="P1" svg:width="7.289in" svg:height="4.3858in" svg:x="1.1106in" svg:y="0.0028in">
              <draw:object draw:notify-on-update-of-ranges="Results.B1:Results.J1 Results.A2:Results.A2 Results.B2:Results.J2 Results.B10:Results.J10 Results.B10:Results.J10 Results.A3:Results.A3 Results.B3:Results.J3 Results.B11:Results.J11 Results.B11:Results.J11 Results.A4:Results.A4 Results.B4:Results.J4 Results.B12:Results.J12 Results.B12:Results.J12 Results.A6:Results.A6 Results.B6:Results.J6 Results.B14:Results.J14 Results.B14:Results.J14 Results.A5:Results.A5 Results.B5:Results.J5 Results.B13:Results.J13 Results.B13:Results.J13 Results.A15:Results.A15 Results.B7:Results.C7 Results.B15:Results.C15 Results.B15:Results.C15 Results.A17:Results.A17 Results.B17:Results.J17 Results.A18:Results.A18 Results.B18:Results.J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3" table:number-rows-repeated="976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issing Data" table:style-name="ta2" table:print="false">
        <office:forms form:automatic-focus="false" form:apply-design-mode="false"/>
        <table:table-column table:style-name="co13" table:number-columns-repeated="5" table:default-cell-style-name="Default"/>
        <table:table-row table:style-name="ro2">
          <table:table-cell office:value-type="string">
            <text:p>PoolQC</text:p>
          </table:table-cell>
          <table:table-cell office:value-type="float" office:value="1453">
            <text:p>1453</text:p>
          </table:table-cell>
          <table:table-cell office:value-type="string">
            <text:p>Ordinal</text:p>
          </table:table-cell>
          <table:table-cell table:number-columns-repeated="2"/>
        </table:table-row>
        <table:table-row table:style-name="ro2">
          <table:table-cell office:value-type="string">
            <text:p>MiscFeature</text:p>
          </table:table-cell>
          <table:table-cell office:value-type="float" office:value="1406">
            <text:p>1406</text:p>
          </table:table-cell>
          <table:table-cell office:value-type="string">
            <text:p>Nominal</text:p>
          </table:table-cell>
          <table:table-cell table:number-columns-repeated="2"/>
        </table:table-row>
        <table:table-row table:style-name="ro5">
          <table:table-cell office:value-type="string">
            <text:p>Alley</text:p>
          </table:table-cell>
          <table:table-cell office:value-type="float" office:value="1369">
            <text:p>1369</text:p>
          </table:table-cell>
          <table:table-cell office:value-type="string">
            <text:p>Nominal</text:p>
          </table:table-cell>
          <table:table-cell table:number-columns-repeated="2"/>
        </table:table-row>
        <table:table-row table:style-name="ro5">
          <table:table-cell office:value-type="string">
            <text:p>Fence</text:p>
          </table:table-cell>
          <table:table-cell office:value-type="float" office:value="1179">
            <text:p>1179</text:p>
          </table:table-cell>
          <table:table-cell office:value-type="string">
            <text:p>Ordinal</text:p>
          </table:table-cell>
          <table:table-cell table:number-columns-repeated="2"/>
        </table:table-row>
        <table:table-row table:style-name="ro2">
          <table:table-cell office:value-type="string">
            <text:p>FireplaceQu</text:p>
          </table:table-cell>
          <table:table-cell office:value-type="float" office:value="690">
            <text:p>690</text:p>
          </table:table-cell>
          <table:table-cell office:value-type="string">
            <text:p>Ordinal</text:p>
          </table:table-cell>
          <table:table-cell/>
          <table:table-cell>
            <draw:frame table:end-cell-address="'Missing Data'.L23" table:end-x="0.1157in" table:end-y="0.1331in" draw:z-index="0" draw:style-name="gr2" draw:text-style-name="P2" svg:width="6.2988in" svg:height="3.7173in" svg:x="0.0402in" svg:y="0.0398in">
              <draw:object draw:notify-on-update-of-ranges="'Missing Data'.C1:'Missing Data'.C19 'Missing Data'.A1:'Missing Data'.A1 'Missing Data'.B1:'Missing Data'.B1 'Missing Data'.A2:'Missing Data'.A2 'Missing Data'.B2:'Missing Data'.B2 'Missing Data'.A3:'Missing Data'.A3 'Missing Data'.B3:'Missing Data'.B3 'Missing Data'.A4:'Missing Data'.A4 'Missing Data'.B4:'Missing Data'.B4 'Missing Data'.A5:'Missing Data'.A5 'Missing Data'.B5:'Missing Data'.B5 'Missing Data'.A6:'Missing Data'.A6 'Missing Data'.B6:'Missing Data'.B6 'Missing Data'.A7:'Missing Data'.A7 'Missing Data'.B7:'Missing Data'.B7 'Missing Data'.A8:'Missing Data'.A8 'Missing Data'.B8:'Missing Data'.B8 'Missing Data'.A9:'Missing Data'.A9 'Missing Data'.B9:'Missing Data'.B9 'Missing Data'.A10:'Missing Data'.A10 'Missing Data'.B10:'Missing Data'.B10 'Missing Data'.A11:'Missing Data'.A11 'Missing Data'.B11:'Missing Data'.B11 'Missing Data'.A12:'Missing Data'.A12 'Missing Data'.B12:'Missing Data'.B12 'Missing Data'.A13:'Missing Data'.A13 'Missing Data'.B13:'Missing Data'.B13 'Missing Data'.A14:'Missing Data'.A14 'Missing Data'.B14:'Missing Data'.B14 'Missing Data'.A15:'Missing Data'.A15 'Missing Data'.B15:'Missing Data'.B15 'Missing Data'.A16:'Missing Data'.A16 'Missing Data'.B16:'Missing Data'.B16 'Missing Data'.A17:'Missing Data'.A17 'Missing Data'.B17:'Missing Data'.B17 'Missing Data'.A18:'Missing Data'.A18 'Missing Data'.B18:'Missing Data'.B18 'Missing Data'.A19:'Missing Data'.A19 'Missing Data'.B19:'Missing Data'.B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>
            <text:p>LotFrontage</text:p>
          </table:table-cell>
          <table:table-cell office:value-type="float" office:value="259">
            <text:p>259</text:p>
          </table:table-cell>
          <table:table-cell office:value-type="string">
            <text:p>Ratio</text:p>
          </table:table-cell>
          <table:table-cell table:number-columns-repeated="2"/>
        </table:table-row>
        <table:table-row table:style-name="ro2">
          <table:table-cell office:value-type="string">
            <text:p>GarageType</text:p>
          </table:table-cell>
          <table:table-cell office:value-type="float" office:value="81">
            <text:p>81</text:p>
          </table:table-cell>
          <table:table-cell office:value-type="string">
            <text:p>Nominal</text:p>
          </table:table-cell>
          <table:table-cell table:number-columns-repeated="2"/>
        </table:table-row>
        <table:table-row table:style-name="ro2">
          <table:table-cell office:value-type="string">
            <text:p>GarageYrBlt</text:p>
          </table:table-cell>
          <table:table-cell office:value-type="float" office:value="81">
            <text:p>81</text:p>
          </table:table-cell>
          <table:table-cell office:value-type="string">
            <text:p>Interval</text:p>
          </table:table-cell>
          <table:table-cell table:number-columns-repeated="2"/>
        </table:table-row>
        <table:table-row table:style-name="ro2">
          <table:table-cell office:value-type="string">
            <text:p>GarageFinish</text:p>
          </table:table-cell>
          <table:table-cell office:value-type="float" office:value="81">
            <text:p>81</text:p>
          </table:table-cell>
          <table:table-cell office:value-type="string">
            <text:p>Ordinal</text:p>
          </table:table-cell>
          <table:table-cell table:number-columns-repeated="2"/>
        </table:table-row>
        <table:table-row table:style-name="ro2">
          <table:table-cell office:value-type="string">
            <text:p>GarageQual</text:p>
          </table:table-cell>
          <table:table-cell office:value-type="float" office:value="81">
            <text:p>81</text:p>
          </table:table-cell>
          <table:table-cell office:value-type="string">
            <text:p>Ordinal</text:p>
          </table:table-cell>
          <table:table-cell table:number-columns-repeated="2"/>
        </table:table-row>
        <table:table-row table:style-name="ro2">
          <table:table-cell office:value-type="string">
            <text:p>GarageCond</text:p>
          </table:table-cell>
          <table:table-cell office:value-type="float" office:value="81">
            <text:p>81</text:p>
          </table:table-cell>
          <table:table-cell office:value-type="string">
            <text:p>Ordinal</text:p>
          </table:table-cell>
          <table:table-cell table:number-columns-repeated="2"/>
        </table:table-row>
        <table:table-row table:style-name="ro2">
          <table:table-cell office:value-type="string">
            <text:p>BsmtExposure</text:p>
          </table:table-cell>
          <table:table-cell office:value-type="float" office:value="38">
            <text:p>38</text:p>
          </table:table-cell>
          <table:table-cell office:value-type="string">
            <text:p>Ordinal</text:p>
          </table:table-cell>
          <table:table-cell table:number-columns-repeated="2"/>
        </table:table-row>
        <table:table-row table:style-name="ro5">
          <table:table-cell office:value-type="string">
            <text:p>BsmtFinType2</text:p>
          </table:table-cell>
          <table:table-cell office:value-type="float" office:value="38">
            <text:p>38</text:p>
          </table:table-cell>
          <table:table-cell office:value-type="string">
            <text:p>Ordinal</text:p>
          </table:table-cell>
          <table:table-cell table:number-columns-repeated="2"/>
        </table:table-row>
        <table:table-row table:style-name="ro2">
          <table:table-cell office:value-type="string">
            <text:p>BsmtQual</text:p>
          </table:table-cell>
          <table:table-cell office:value-type="float" office:value="37">
            <text:p>37</text:p>
          </table:table-cell>
          <table:table-cell office:value-type="string">
            <text:p>Ordinal</text:p>
          </table:table-cell>
          <table:table-cell table:number-columns-repeated="2"/>
        </table:table-row>
        <table:table-row table:style-name="ro2">
          <table:table-cell office:value-type="string">
            <text:p>BsmtCond</text:p>
          </table:table-cell>
          <table:table-cell office:value-type="float" office:value="37">
            <text:p>37</text:p>
          </table:table-cell>
          <table:table-cell office:value-type="string">
            <text:p>Ordinal</text:p>
          </table:table-cell>
          <table:table-cell table:number-columns-repeated="2"/>
        </table:table-row>
        <table:table-row table:style-name="ro5">
          <table:table-cell office:value-type="string">
            <text:p>BsmtFinType1</text:p>
          </table:table-cell>
          <table:table-cell office:value-type="float" office:value="37">
            <text:p>37</text:p>
          </table:table-cell>
          <table:table-cell office:value-type="string">
            <text:p>Ordinal</text:p>
          </table:table-cell>
          <table:table-cell table:number-columns-repeated="2"/>
        </table:table-row>
        <table:table-row table:style-name="ro2">
          <table:table-cell office:value-type="string">
            <text:p>MasVnrType</text:p>
          </table:table-cell>
          <table:table-cell office:value-type="float" office:value="8">
            <text:p>8</text:p>
          </table:table-cell>
          <table:table-cell office:value-type="string">
            <text:p>Nominal</text:p>
          </table:table-cell>
          <table:table-cell table:number-columns-repeated="2"/>
        </table:table-row>
        <table:table-row table:style-name="ro2">
          <table:table-cell office:value-type="string">
            <text:p>MasVnrArea</text:p>
          </table:table-cell>
          <table:table-cell office:value-type="float" office:value="8">
            <text:p>8</text:p>
          </table:table-cell>
          <table:table-cell office:value-type="string">
            <text:p>Ratio</text:p>
          </table:table-cell>
          <table:table-cell table:number-columns-repeated="2"/>
        </table:table-row>
        <table:table-row table:style-name="ro5">
          <table:table-cell office:value-type="string">
            <text:p>Electrical</text:p>
          </table:table-cell>
          <table:table-cell office:value-type="float" office:value="1">
            <text:p>1</text:p>
          </table:table-cell>
          <table:table-cell office:value-type="string">
            <text:p>Nominal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6">
          <table:table-cell table:number-columns-repeated="5"/>
        </table:table-row>
        <table:table-row table:style-name="ro5">
          <table:table-cell table:number-columns-repeated="5"/>
        </table:table-row>
        <table:table-row table:style-name="ro5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inux Libertine G" style:font-size-asian="11pt" style:font-name-complex="Linux Libertine G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4/01/2022</text:date>, <text:time>16:2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07:52:14</meta:creation-date>
    <meta:initial-creator>Debashis</meta:initial-creator>
    <meta:generator>OpenOffice/4.1.8$Win32 OpenOffice.org_project/418m3$Build-9803</meta:generator>
    <dc:date>2022-04-01T16:29:36.88</dc:date>
    <meta:editing-duration>PT17H55M12S</meta:editing-duration>
    <meta:editing-cycles>4</meta:editing-cycles>
    <meta:document-statistic meta:table-count="2" meta:cell-count="193" meta:object-count="2"/>
    <meta:user-defined meta:name=""/>
    <meta:user-defined meta:name="ContentTypeId">0x010100B46C0A0CC12AB348A66227BFC8E0370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fo:font-family="'Times New Roman'" style:font-style-name="Regular" style:font-family-generic="roman" fo:font-size="12pt" fo:font-weight="bold" style:font-size-asian="13pt" style:font-size-complex="13pt"/>
    </style:style>
    <style:style style:name="ch3" style:family="chart">
      <style:graphic-properties draw:stroke="none" draw:fill="none" draw:fill-color="#d9d9d9"/>
      <style:text-properties fo:color="#1c1c1c" style:text-position="0% 100%" fo:font-family="'Times New Roman'" style:font-style-name="Regular" style:font-family-generic="roman" fo:font-size="9pt" style:font-family-asian="Calibri" style:font-size-asian="12pt" style:font-family-complex="Calibri" style:font-size-complex="12pt"/>
    </style:style>
    <style:style style:name="ch4" style:family="chart">
      <style:chart-properties chart:include-hidden-cells="false" chart:treat-empty-cells="ignore" chart:series-source="rows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true" chart:label-arrangement="side-by-side" chart:axis-position="0" chart:tick-mark-position="at-axis" loext:try-staggering-first="false"/>
      <style:graphic-properties svg:stroke-width="0.018cm" svg:stroke-color="#8b8b8b"/>
      <style:text-properties fo:color="#1c1c1c" style:text-position="0% 100%" fo:font-family="'Times New Roman'" style:font-style-name="Regular" style:font-family-generic="roman" fo:font-size="7pt" style:font-family-asian="Calibri" style:font-size-asian="10pt" style:font-family-complex="Calibri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interval-major="0.02" chart:interval-minor-divisor="2" chart:gap-width="200" chart:overlap="-20" chart:reverse-direction="false" text:line-break="false" chart:link-data-style-to-sourc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family="'Times New Roman'" style:font-style-name="Regular" style:font-family-generic="roman" fo:font-size="10pt" style:font-family-asian="Calibri" style:font-size-asian="10pt" style:font-family-complex="Calibri" style:font-size-complex="10pt"/>
    </style:style>
    <style:style style:name="ch7" style:family="chart">
      <style:chart-properties style:rotation-angle="90"/>
      <style:text-properties fo:color="#000000" style:text-position="0% 100%" fo:font-family="'Times New Roman'" style:font-style-name="Regular" style:font-family-generic="roman" fo:font-size="11pt" style:font-family-asian="Calibri" style:font-size-asian="12pt" style:font-family-complex="Calibri" style:font-size-complex="12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error-upper-indicator="true" chart:error-lower-indicator="true" chart:error-category="cell-range" chart:error-upper-range="Results.B10:Results.J10" chart:error-lower-range="Results.B10:Results.J10"/>
      <style:graphic-properties draw:stroke="none" draw:fill-color="#9999ff"/>
      <style:text-properties fo:font-size="10pt" style:font-size-asian="10pt" style:font-size-complex="10pt"/>
    </style:style>
    <style:style style:name="ch10" style:family="chart">
      <style:chart-properties chart:error-category="cell-range"/>
      <style:graphic-properties svg:stroke-width="0.018cm" svg:stroke-color="#666666"/>
    </style:style>
    <style:style style:name="ch11" style:family="chart">
      <style:chart-properties chart:solid-type="cuboid"/>
    </style:style>
    <style:style style:name="ch12" style:family="chart" style:data-style-name="N0">
      <style:chart-properties chart:error-upper-indicator="true" chart:error-lower-indicator="true" chart:error-category="cell-range" chart:error-upper-range="Results.B11:Results.J11" chart:error-lower-range="Results.B11:Results.J11"/>
      <style:graphic-properties draw:stroke="none" draw:fill-color="#0066cc"/>
      <style:text-properties fo:font-size="10pt" style:font-size-asian="10pt" style:font-size-complex="10pt"/>
    </style:style>
    <style:style style:name="ch13" style:family="chart">
      <style:chart-properties chart:error-category="cell-range"/>
      <style:graphic-properties svg:stroke-color="#808080"/>
    </style:style>
    <style:style style:name="ch14" style:family="chart" style:data-style-name="N0">
      <style:chart-properties chart:error-upper-indicator="true" chart:error-lower-indicator="true" chart:error-category="cell-range" chart:error-upper-range="Results.B12:Results.J12" chart:error-lower-range="Results.B12:Results.J12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chart-properties chart:error-category="cell-range"/>
      <style:graphic-properties svg:stroke-color="#666666"/>
    </style:style>
    <style:style style:name="ch16" style:family="chart" style:data-style-name="N0">
      <style:chart-properties chart:error-upper-indicator="true" chart:error-lower-indicator="true" chart:error-category="cell-range" chart:error-upper-range="Results.B14:Results.J14" chart:error-lower-range="Results.B14:Results.J14"/>
      <style:graphic-properties draw:stroke="none" draw:fill-color="#3333ff"/>
      <style:text-properties fo:font-size="10pt" style:font-size-asian="10pt" style:font-size-complex="10pt"/>
    </style:style>
    <style:style style:name="ch17" style:family="chart" style:data-style-name="N0">
      <style:chart-properties chart:error-upper-indicator="true" chart:error-lower-indicator="true" chart:error-category="cell-range" chart:error-upper-range="Results.B13:Results.J13" chart:error-lower-range="Results.B13:Results.J13"/>
      <style:graphic-properties draw:stroke="none" draw:fill-color="#000000"/>
      <style:text-properties fo:font-size="10pt" style:font-size-asian="10pt" style:font-size-complex="10pt"/>
    </style:style>
    <style:style style:name="ch18" style:family="chart" style:data-style-name="N0">
      <style:chart-properties chart:error-upper-indicator="true" chart:error-lower-indicator="true" chart:error-category="cell-range" chart:error-upper-range="Results.B15:Results.C15" chart:error-lower-range="Results.B15:Results.C15"/>
      <style:graphic-properties draw:stroke="none" draw:fill-color="#00ff66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53cm" svg:stroke-color="#ff0000" draw:fill-color="#ff0000"/>
      <style:text-properties fo:font-size="10pt" style:font-size-asian="10pt" style:font-size-complex="10pt"/>
    </style:style>
    <style:style style:name="ch21" style:family="chart">
      <style:graphic-properties draw:fill="solid" draw:fill-color="#ffffff"/>
    </style:style>
    <style:style style:name="ch22" style:family="chart">
      <style:graphic-properties draw:fill-color="#d9d9d9"/>
    </style:style>
  </office:automatic-styles>
  <office:body>
    <office:chart>
      <chart:chart svg:width="18.515cm" svg:height="11.141cm" xlink:href=".." xlink:type="simple" chart:class="chart:bar" chart:style-name="ch1">
        <chart:title svg:x="1.843cm" svg:y="0.156cm" chart:style-name="ch2">
          <text:p>Comparison of Regression Model Performance on Validation Data  (Lower is better)</text:p>
        </chart:title>
        <chart:legend svg:x="3.207cm" svg:y="9.494cm" style:legend-expansion="custom" chartooo:width="11.605cm" chartooo:height="1.278cm" style:legend-expansion-aspect-ratio="9.08059467918623" chart:style-name="ch3"/>
        <chart:plot-area chart:style-name="ch4" table:cell-range-address="Results.B1:Results.J5 Results.A1:Results.A5 Results.A6:Results.J6 Results.A15:Results.A15 Results.B7:Results.C7 Results.A17:Results.J18" chart:data-source-has-labels="both" svg:x="1.117cm" svg:y="0.99cm" svg:width="16.654cm" svg:height="8.411cm">
          <chartooo:coordinate-region svg:x="1.774cm" svg:y="1.189cm" svg:width="15.997cm" svg:height="6.84cm"/>
          <chart:axis chart:dimension="x" chart:name="primary-x" chart:style-name="ch5" chartooo:axis-type="text">
            <chart:categories table:cell-range-address="Results.B1:Results.J1"/>
          </chart:axis>
          <chart:axis chart:dimension="y" chart:name="primary-y" chart:style-name="ch6">
            <chart:title svg:x="0.3cm" svg:y="6.995cm" chart:style-name="ch7">
              <text:p>Mean Squared Logarithmic Error</text:p>
            </chart:title>
            <chart:grid chart:style-name="ch8" chart:class="major"/>
          </chart:axis>
          <chart:series chart:style-name="ch9" chart:values-cell-range-address="Results.B2:Results.J2" chart:label-cell-address="Results.A2:Results.A2" chart:class="chart:bar">
            <chart:error-indicator chart:style-name="ch10" chart:dimension="y"/>
            <chart:data-point chart:repeated="5"/>
            <chart:data-point chart:style-name="ch11"/>
            <chart:data-point chart:repeated="3"/>
          </chart:series>
          <chart:series chart:style-name="ch12" chart:values-cell-range-address="Results.B3:Results.J3" chart:label-cell-address="Results.A3:Results.A3" chart:class="chart:bar">
            <chart:error-indicator chart:style-name="ch13" chart:dimension="y"/>
            <chart:data-point chart:repeated="9"/>
          </chart:series>
          <chart:series chart:style-name="ch14" chart:values-cell-range-address="Results.B4:Results.J4" chart:label-cell-address="Results.A4:Results.A4" chart:class="chart:bar">
            <chart:error-indicator chart:style-name="ch15" chart:dimension="y"/>
            <chart:data-point chart:repeated="9"/>
          </chart:series>
          <chart:series chart:style-name="ch16" chart:values-cell-range-address="Results.B6:Results.J6" chart:label-cell-address="Results.A6:Results.A6" chart:class="chart:bar">
            <chart:error-indicator chart:style-name="ch13" chart:dimension="y"/>
            <chart:data-point chart:repeated="6"/>
            <chart:data-point chart:style-name="ch11" chart:repeated="2"/>
            <chart:data-point/>
          </chart:series>
          <chart:series chart:style-name="ch17" chart:values-cell-range-address="Results.B5:Results.J5" chart:label-cell-address="Results.A5:Results.A5" chart:class="chart:bar">
            <chart:error-indicator chart:style-name="ch13" chart:dimension="y"/>
            <chart:data-point chart:repeated="9"/>
          </chart:series>
          <chart:series chart:style-name="ch18" chart:values-cell-range-address="Results.B7:Results.C7" chart:label-cell-address="Results.A15:Results.A15" chart:class="chart:bar">
            <chart:error-indicator chart:style-name="ch10" chart:dimension="y"/>
            <chart:data-point chart:repeated="2"/>
          </chart:series>
          <chart:series chart:style-name="ch19" chart:values-cell-range-address="Results.B17:Results.J17" chart:label-cell-address="Results.A17:Results.A17" chart:class="chart:line">
            <chart:data-point chart:repeated="2"/>
            <chart:data-point chart:style-name="ch11"/>
            <chart:data-point chart:repeated="6"/>
          </chart:series>
          <chart:series chart:style-name="ch20" chart:values-cell-range-address="Results.B18:Results.J18" chart:label-cell-address="Results.A18:Results.A18" chart:class="chart:line">
            <chart:data-point chart:style-name="ch11"/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sential</text:p>
                <draw:g>
                  <svg:desc>Results.B1:Results.J1</svg:desc>
                </draw:g>
              </table:table-cell>
              <table:table-cell office:value-type="string">
                <text:p>Preprocessing</text:p>
              </table:table-cell>
              <table:table-cell office:value-type="string">
                <text:p>Prep. + Feature Engineering</text:p>
              </table:table-cell>
              <table:table-cell office:value-type="string">
                <text:p>Prep. + Feature Selection</text:p>
              </table:table-cell>
              <table:table-cell office:value-type="string">
                <text:p>Prep. + Dimension. Reduction</text:p>
              </table:table-cell>
              <table:table-cell office:value-type="string">
                <text:p>Prep. + Feat. Eng. + Feat. Select.</text:p>
              </table:table-cell>
              <table:table-cell office:value-type="string">
                <text:p>Prep. + Feat. Select. + Dimen. Reduct.</text:p>
              </table:table-cell>
              <table:table-cell office:value-type="string">
                <text:p>Prep. + Feat. Eng. + Dimen. Reduct.</text:p>
              </table:table-cell>
              <table:table-cell office:value-type="string">
                <text:p>Prep. + Feat. Eng. + Feat. Select. + Dimen. Reduct.</text:p>
              </table:table-cell>
            </table:table-row>
          </table:table-header-rows>
          <table:table-rows>
            <table:table-row>
              <table:table-cell office:value-type="string">
                <text:p>Linear Regression</text:p>
                <draw:g>
                  <svg:desc>Results.A2:Results.A2</svg:desc>
                </draw:g>
              </table:table-cell>
              <table:table-cell office:value-type="float" office:value="0.03819">
                <text:p>0.03819</text:p>
                <draw:g>
                  <svg:desc>Results.B2:Results.J2</svg:desc>
                </draw:g>
              </table:table-cell>
              <table:table-cell office:value-type="float" office:value="0.0276830158048107">
                <text:p>0.0276830158048107</text:p>
              </table:table-cell>
              <table:table-cell office:value-type="float" office:value="0.0243037175097761">
                <text:p>0.0243037175097761</text:p>
              </table:table-cell>
              <table:table-cell office:value-type="float" office:value="0.0412417310997809">
                <text:p>0.0412417310997809</text:p>
              </table:table-cell>
              <table:table-cell office:value-type="float" office:value="0.0222267927894622">
                <text:p>0.0222267927894622</text:p>
              </table:table-cell>
              <table:table-cell office:value-type="float" office:value="0.0254055624773621">
                <text:p>0.0254055624773621</text:p>
              </table:table-cell>
              <table:table-cell office:value-type="float" office:value="0.0440375926226754">
                <text:p>0.0440375926226754</text:p>
              </table:table-cell>
              <table:table-cell office:value-type="float" office:value="0.0262852281759226">
                <text:p>0.0262852281759226</text:p>
              </table:table-cell>
              <table:table-cell office:value-type="float" office:value="0.0988727133860757">
                <text:p>0.0988727133860757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009258">
                <text:p>0.009258</text:p>
                <draw:g>
                  <svg:desc>Results.B10:Results.J10</svg:desc>
                </draw:g>
              </table:table-cell>
              <table:table-cell office:value-type="float" office:value="0.00437559960450781">
                <text:p>0.00437559960450781</text:p>
              </table:table-cell>
              <table:table-cell office:value-type="float" office:value="0.00361200632229389">
                <text:p>0.00361200632229389</text:p>
              </table:table-cell>
              <table:table-cell office:value-type="float" office:value="0.0107085408936693">
                <text:p>0.0107085408936693</text:p>
              </table:table-cell>
              <table:table-cell office:value-type="float" office:value="0.00333841285228712">
                <text:p>0.00333841285228712</text:p>
              </table:table-cell>
              <table:table-cell office:value-type="float" office:value="0.0106445322085149">
                <text:p>0.0106445322085149</text:p>
              </table:table-cell>
              <table:table-cell office:value-type="float" office:value="0.021714156964785">
                <text:p>0.021714156964785</text:p>
              </table:table-cell>
              <table:table-cell office:value-type="float" office:value="0.00356547735741339">
                <text:p>0.00356547735741339</text:p>
              </table:table-cell>
              <table:table-cell office:value-type="float" office:value="0.0111943357938019">
                <text:p>0.0111943357938019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009258">
                <text:p>0.009258</text:p>
                <draw:g>
                  <svg:desc>Results.B10:Results.J10</svg:desc>
                </draw:g>
              </table:table-cell>
              <table:table-cell office:value-type="float" office:value="0.00437559960450781">
                <text:p>0.00437559960450781</text:p>
              </table:table-cell>
              <table:table-cell office:value-type="float" office:value="0.00361200632229389">
                <text:p>0.00361200632229389</text:p>
              </table:table-cell>
              <table:table-cell office:value-type="float" office:value="0.0107085408936693">
                <text:p>0.0107085408936693</text:p>
              </table:table-cell>
              <table:table-cell office:value-type="float" office:value="0.00333841285228712">
                <text:p>0.00333841285228712</text:p>
              </table:table-cell>
              <table:table-cell office:value-type="float" office:value="0.0106445322085149">
                <text:p>0.0106445322085149</text:p>
              </table:table-cell>
              <table:table-cell office:value-type="float" office:value="0.021714156964785">
                <text:p>0.021714156964785</text:p>
              </table:table-cell>
              <table:table-cell office:value-type="float" office:value="0.00356547735741339">
                <text:p>0.00356547735741339</text:p>
              </table:table-cell>
              <table:table-cell office:value-type="float" office:value="0.0111943357938019">
                <text:p>0.0111943357938019</text:p>
              </table:table-cell>
            </table:table-row>
            <table:table-row>
              <table:table-cell office:value-type="string">
                <text:p>RidgeCV</text:p>
                <draw:g>
                  <svg:desc>Results.A3:Results.A3</svg:desc>
                </draw:g>
              </table:table-cell>
              <table:table-cell office:value-type="float" office:value="0.024607">
                <text:p>0.024607</text:p>
                <draw:g>
                  <svg:desc>Results.B3:Results.J3</svg:desc>
                </draw:g>
              </table:table-cell>
              <table:table-cell office:value-type="float" office:value="0.0216208234956546">
                <text:p>0.0216208234956546</text:p>
              </table:table-cell>
              <table:table-cell office:value-type="float" office:value="0.0214253143294335">
                <text:p>0.0214253143294335</text:p>
              </table:table-cell>
              <table:table-cell office:value-type="float" office:value="0.0348490597875168">
                <text:p>0.0348490597875168</text:p>
              </table:table-cell>
              <table:table-cell office:value-type="float" office:value="0.0222365282318211">
                <text:p>0.0222365282318211</text:p>
              </table:table-cell>
              <table:table-cell office:value-type="float" office:value="0.0233285025500747">
                <text:p>0.0233285025500747</text:p>
              </table:table-cell>
              <table:table-cell office:value-type="float" office:value="0.0347511746856506">
                <text:p>0.0347511746856506</text:p>
              </table:table-cell>
              <table:table-cell office:value-type="float" office:value="0.0218185251425479">
                <text:p>0.0218185251425479</text:p>
              </table:table-cell>
              <table:table-cell office:value-type="float" office:value="0.0986524822873211">
                <text:p>0.0986524822873211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004721">
                <text:p>0.004721</text:p>
                <draw:g>
                  <svg:desc>Results.B11:Results.J11</svg:desc>
                </draw:g>
              </table:table-cell>
              <table:table-cell office:value-type="float" office:value="0.00325965412385211">
                <text:p>0.00325965412385211</text:p>
              </table:table-cell>
              <table:table-cell office:value-type="float" office:value="0.00321610046493008">
                <text:p>0.00321610046493008</text:p>
              </table:table-cell>
              <table:table-cell office:value-type="float" office:value="0.0108687699805294">
                <text:p>0.0108687699805294</text:p>
              </table:table-cell>
              <table:table-cell office:value-type="float" office:value="0.00336700150216505">
                <text:p>0.00336700150216505</text:p>
              </table:table-cell>
              <table:table-cell office:value-type="float" office:value="0.0110479094657363">
                <text:p>0.0110479094657363</text:p>
              </table:table-cell>
              <table:table-cell office:value-type="float" office:value="0.0110053217493724">
                <text:p>0.0110053217493724</text:p>
              </table:table-cell>
              <table:table-cell office:value-type="float" office:value="0.00319100389026687">
                <text:p>0.00319100389026687</text:p>
              </table:table-cell>
              <table:table-cell office:value-type="float" office:value="0.0110530571910555">
                <text:p>0.0110530571910555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004721">
                <text:p>0.004721</text:p>
                <draw:g>
                  <svg:desc>Results.B11:Results.J11</svg:desc>
                </draw:g>
              </table:table-cell>
              <table:table-cell office:value-type="float" office:value="0.00325965412385211">
                <text:p>0.00325965412385211</text:p>
              </table:table-cell>
              <table:table-cell office:value-type="float" office:value="0.00321610046493008">
                <text:p>0.00321610046493008</text:p>
              </table:table-cell>
              <table:table-cell office:value-type="float" office:value="0.0108687699805294">
                <text:p>0.0108687699805294</text:p>
              </table:table-cell>
              <table:table-cell office:value-type="float" office:value="0.00336700150216505">
                <text:p>0.00336700150216505</text:p>
              </table:table-cell>
              <table:table-cell office:value-type="float" office:value="0.0110479094657363">
                <text:p>0.0110479094657363</text:p>
              </table:table-cell>
              <table:table-cell office:value-type="float" office:value="0.0110053217493724">
                <text:p>0.0110053217493724</text:p>
              </table:table-cell>
              <table:table-cell office:value-type="float" office:value="0.00319100389026687">
                <text:p>0.00319100389026687</text:p>
              </table:table-cell>
              <table:table-cell office:value-type="float" office:value="0.0110530571910555">
                <text:p>0.0110530571910555</text:p>
              </table:table-cell>
            </table:table-row>
            <table:table-row>
              <table:table-cell office:value-type="string">
                <text:p>LassoCV</text:p>
                <draw:g>
                  <svg:desc>Results.A4:Results.A4</svg:desc>
                </draw:g>
              </table:table-cell>
              <table:table-cell office:value-type="float" office:value="0.040421">
                <text:p>0.040421</text:p>
                <draw:g>
                  <svg:desc>Results.B4:Results.J4</svg:desc>
                </draw:g>
              </table:table-cell>
              <table:table-cell office:value-type="float" office:value="0.0365267024104889">
                <text:p>0.0365267024104889</text:p>
              </table:table-cell>
              <table:table-cell office:value-type="float" office:value="0.036256445118402">
                <text:p>0.036256445118402</text:p>
              </table:table-cell>
              <table:table-cell office:value-type="float" office:value="0.0540158275566811">
                <text:p>0.0540158275566811</text:p>
              </table:table-cell>
              <table:table-cell office:value-type="float" office:value="0.0375967572017076">
                <text:p>0.0375967572017076</text:p>
              </table:table-cell>
              <table:table-cell office:value-type="float" office:value="0.036256445118402">
                <text:p>0.036256445118402</text:p>
              </table:table-cell>
              <table:table-cell office:value-type="float" office:value="0.0801763608625301">
                <text:p>0.0801763608625301</text:p>
              </table:table-cell>
              <table:table-cell office:value-type="float" office:value="0.0988213041520877">
                <text:p>0.0988213041520877</text:p>
              </table:table-cell>
              <table:table-cell office:value-type="float" office:value="0.0988213041520877">
                <text:p>0.0988213041520877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05649">
                <text:p>0.005649</text:p>
                <draw:g>
                  <svg:desc>Results.B12:Results.J12</svg:desc>
                </draw:g>
              </table:table-cell>
              <table:table-cell office:value-type="float" office:value="0.00510432492980842">
                <text:p>0.00510432492980842</text:p>
              </table:table-cell>
              <table:table-cell office:value-type="float" office:value="0.0049702581569504">
                <text:p>0.0049702581569504</text:p>
              </table:table-cell>
              <table:table-cell office:value-type="float" office:value="0.0123378951202256">
                <text:p>0.0123378951202256</text:p>
              </table:table-cell>
              <table:table-cell office:value-type="float" office:value="0.00512198482747827">
                <text:p>0.00512198482747827</text:p>
              </table:table-cell>
              <table:table-cell office:value-type="float" office:value="0.0125468035556706">
                <text:p>0.0125468035556706</text:p>
              </table:table-cell>
              <table:table-cell office:value-type="float" office:value="0.0127946153020489">
                <text:p>0.0127946153020489</text:p>
              </table:table-cell>
              <table:table-cell office:value-type="float" office:value="0.00523816288356369">
                <text:p>0.00523816288356369</text:p>
              </table:table-cell>
              <table:table-cell office:value-type="float" office:value="0.012687005717352">
                <text:p>0.012687005717352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05649">
                <text:p>0.005649</text:p>
                <draw:g>
                  <svg:desc>Results.B12:Results.J12</svg:desc>
                </draw:g>
              </table:table-cell>
              <table:table-cell office:value-type="float" office:value="0.00510432492980842">
                <text:p>0.00510432492980842</text:p>
              </table:table-cell>
              <table:table-cell office:value-type="float" office:value="0.0049702581569504">
                <text:p>0.0049702581569504</text:p>
              </table:table-cell>
              <table:table-cell office:value-type="float" office:value="0.0123378951202256">
                <text:p>0.0123378951202256</text:p>
              </table:table-cell>
              <table:table-cell office:value-type="float" office:value="0.00512198482747827">
                <text:p>0.00512198482747827</text:p>
              </table:table-cell>
              <table:table-cell office:value-type="float" office:value="0.0125468035556706">
                <text:p>0.0125468035556706</text:p>
              </table:table-cell>
              <table:table-cell office:value-type="float" office:value="0.0127946153020489">
                <text:p>0.0127946153020489</text:p>
              </table:table-cell>
              <table:table-cell office:value-type="float" office:value="0.00523816288356369">
                <text:p>0.00523816288356369</text:p>
              </table:table-cell>
              <table:table-cell office:value-type="float" office:value="0.012687005717352">
                <text:p>0.012687005717352</text:p>
              </table:table-cell>
            </table:table-row>
            <table:table-row>
              <table:table-cell office:value-type="string">
                <text:p>XGBoost</text:p>
                <draw:g>
                  <svg:desc>Results.A6:Results.A6</svg:desc>
                </draw:g>
              </table:table-cell>
              <table:table-cell office:value-type="float" office:value="0.020121">
                <text:p>0.020121</text:p>
                <draw:g>
                  <svg:desc>Results.B6:Results.J6</svg:desc>
                </draw:g>
              </table:table-cell>
              <table:table-cell office:value-type="float" office:value="0.0198640642155919">
                <text:p>0.0198640642155919</text:p>
              </table:table-cell>
              <table:table-cell office:value-type="float" office:value="0.018861962539961">
                <text:p>0.018861962539961</text:p>
              </table:table-cell>
              <table:table-cell office:value-type="float" office:value="0.0276533336230539">
                <text:p>0.0276533336230539</text:p>
              </table:table-cell>
              <table:table-cell office:value-type="float" office:value="0.0340506633726699">
                <text:p>0.0340506633726699</text:p>
              </table:table-cell>
              <table:table-cell office:value-type="float" office:value="0.0215809937900054">
                <text:p>0.0215809937900054</text:p>
              </table:table-cell>
              <table:table-cell office:value-type="float" office:value="0.0343409547768383">
                <text:p>0.0343409547768383</text:p>
              </table:table-cell>
              <table:table-cell office:value-type="float" office:value="0.0985127926572098">
                <text:p>0.0985127926572098</text:p>
              </table:table-cell>
              <table:table-cell office:value-type="float" office:value="0.0985127926572098">
                <text:p>0.0985127926572098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005284">
                <text:p>0.005284</text:p>
                <draw:g>
                  <svg:desc>Results.B14:Results.J14</svg:desc>
                </draw:g>
              </table:table-cell>
              <table:table-cell office:value-type="float" office:value="0.00314624899138482">
                <text:p>0.00314624899138482</text:p>
              </table:table-cell>
              <table:table-cell office:value-type="float" office:value="0.00291177779623668">
                <text:p>0.00291177779623668</text:p>
              </table:table-cell>
              <table:table-cell office:value-type="float" office:value="0.00911804669115609">
                <text:p>0.00911804669115609</text:p>
              </table:table-cell>
              <table:table-cell office:value-type="float" office:value="0.00382331500537734">
                <text:p>0.00382331500537734</text:p>
              </table:table-cell>
              <table:table-cell office:value-type="float" office:value="0.00952004318629979">
                <text:p>0.00952004318629979</text:p>
              </table:table-cell>
              <table:table-cell office:value-type="float" office:value="0.00638424269223843">
                <text:p>0.00638424269223843</text:p>
              </table:table-cell>
              <table:table-cell office:value-type="float" office:value="0.00332329072832303">
                <text:p>0.00332329072832303</text:p>
              </table:table-cell>
              <table:table-cell office:value-type="float" office:value="0.00715836937171558">
                <text:p>0.00715836937171558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005284">
                <text:p>0.005284</text:p>
                <draw:g>
                  <svg:desc>Results.B14:Results.J14</svg:desc>
                </draw:g>
              </table:table-cell>
              <table:table-cell office:value-type="float" office:value="0.00314624899138482">
                <text:p>0.00314624899138482</text:p>
              </table:table-cell>
              <table:table-cell office:value-type="float" office:value="0.00291177779623668">
                <text:p>0.00291177779623668</text:p>
              </table:table-cell>
              <table:table-cell office:value-type="float" office:value="0.00911804669115609">
                <text:p>0.00911804669115609</text:p>
              </table:table-cell>
              <table:table-cell office:value-type="float" office:value="0.00382331500537734">
                <text:p>0.00382331500537734</text:p>
              </table:table-cell>
              <table:table-cell office:value-type="float" office:value="0.00952004318629979">
                <text:p>0.00952004318629979</text:p>
              </table:table-cell>
              <table:table-cell office:value-type="float" office:value="0.00638424269223843">
                <text:p>0.00638424269223843</text:p>
              </table:table-cell>
              <table:table-cell office:value-type="float" office:value="0.00332329072832303">
                <text:p>0.00332329072832303</text:p>
              </table:table-cell>
              <table:table-cell office:value-type="float" office:value="0.00715836937171558">
                <text:p>0.00715836937171558</text:p>
              </table:table-cell>
            </table:table-row>
            <table:table-row>
              <table:table-cell office:value-type="string">
                <text:p>AdaBoost</text:p>
                <draw:g>
                  <svg:desc>Results.A5:Results.A5</svg:desc>
                </draw:g>
              </table:table-cell>
              <table:table-cell office:value-type="float" office:value="0.032174">
                <text:p>0.032174</text:p>
                <draw:g>
                  <svg:desc>Results.B5:Results.J5</svg:desc>
                </draw:g>
              </table:table-cell>
              <table:table-cell office:value-type="float" office:value="0.0365974272965735">
                <text:p>0.0365974272965735</text:p>
              </table:table-cell>
              <table:table-cell office:value-type="float" office:value="0.0370545140622226">
                <text:p>0.0370545140622226</text:p>
              </table:table-cell>
              <table:table-cell office:value-type="float" office:value="0.0478511444821138">
                <text:p>0.0478511444821138</text:p>
              </table:table-cell>
              <table:table-cell office:value-type="float" office:value="0.0958276969836267">
                <text:p>0.0958276969836267</text:p>
              </table:table-cell>
              <table:table-cell office:value-type="float" office:value="0.0370582809653978">
                <text:p>0.0370582809653978</text:p>
              </table:table-cell>
              <table:table-cell office:value-type="float" office:value="0.0572485313395521">
                <text:p>0.0572485313395521</text:p>
              </table:table-cell>
              <table:table-cell office:value-type="float" office:value="0.137934638236509">
                <text:p>0.137934638236509</text:p>
              </table:table-cell>
              <table:table-cell office:value-type="float" office:value="0.121500014382775">
                <text:p>0.12150001438277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.004653">
                <text:p>0.004653</text:p>
                <draw:g>
                  <svg:desc>Results.B13:Results.J13</svg:desc>
                </draw:g>
              </table:table-cell>
              <table:table-cell office:value-type="float" office:value="0.00593698443367183">
                <text:p>0.00593698443367183</text:p>
              </table:table-cell>
              <table:table-cell office:value-type="float" office:value="0.00566772075831202">
                <text:p>0.00566772075831202</text:p>
              </table:table-cell>
              <table:table-cell office:value-type="float" office:value="0.00931942586237022">
                <text:p>0.00931942586237022</text:p>
              </table:table-cell>
              <table:table-cell office:value-type="float" office:value="0.0121913470552621">
                <text:p>0.0121913470552621</text:p>
              </table:table-cell>
              <table:table-cell office:value-type="float" office:value="0.00904402295181051">
                <text:p>0.00904402295181051</text:p>
              </table:table-cell>
              <table:table-cell office:value-type="float" office:value="0.00943115313392177">
                <text:p>0.00943115313392177</text:p>
              </table:table-cell>
              <table:table-cell office:value-type="float" office:value="0.00642989765455483">
                <text:p>0.00642989765455483</text:p>
              </table:table-cell>
              <table:table-cell office:value-type="float" office:value="0.00835057686771087">
                <text:p>0.00835057686771087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.004653">
                <text:p>0.004653</text:p>
                <draw:g>
                  <svg:desc>Results.B13:Results.J13</svg:desc>
                </draw:g>
              </table:table-cell>
              <table:table-cell office:value-type="float" office:value="0.00593698443367183">
                <text:p>0.00593698443367183</text:p>
              </table:table-cell>
              <table:table-cell office:value-type="float" office:value="0.00566772075831202">
                <text:p>0.00566772075831202</text:p>
              </table:table-cell>
              <table:table-cell office:value-type="float" office:value="0.00931942586237022">
                <text:p>0.00931942586237022</text:p>
              </table:table-cell>
              <table:table-cell office:value-type="float" office:value="0.0121913470552621">
                <text:p>0.0121913470552621</text:p>
              </table:table-cell>
              <table:table-cell office:value-type="float" office:value="0.00904402295181051">
                <text:p>0.00904402295181051</text:p>
              </table:table-cell>
              <table:table-cell office:value-type="float" office:value="0.00943115313392177">
                <text:p>0.00943115313392177</text:p>
              </table:table-cell>
              <table:table-cell office:value-type="float" office:value="0.00642989765455483">
                <text:p>0.00642989765455483</text:p>
              </table:table-cell>
              <table:table-cell office:value-type="float" office:value="0.00835057686771087">
                <text:p>0.00835057686771087</text:p>
              </table:table-cell>
            </table:table-row>
            <table:table-row>
              <table:table-cell office:value-type="string">
                <text:p>Auto-sklearn</text:p>
                <draw:g>
                  <svg:desc>Results.A15:Results.A15</svg:desc>
                </draw:g>
              </table:table-cell>
              <table:table-cell office:value-type="float" office:value="0.0108252115">
                <text:p>0.0108252115</text:p>
                <draw:g>
                  <svg:desc>Results.B7:Results.C7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026317271">
                <text:p>0.0026317271</text:p>
                <draw:g>
                  <svg:desc>Results.B15:Results.C15</svg:desc>
                </draw:g>
              </table:table-cell>
              <table:table-cell office:value-type="float" office:value="0.00263172709446981">
                <text:p>0.0026317270944698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026317271">
                <text:p>0.0026317271</text:p>
                <draw:g>
                  <svg:desc>Results.B15:Results.C15</svg:desc>
                </draw:g>
              </table:table-cell>
              <table:table-cell office:value-type="float" office:value="0.00263172709446981">
                <text:p>0.00263172709446981</text:p>
              </table:table-cell>
            </table:table-row>
            <table:table-row>
              <table:table-cell office:value-type="string">
                <text:p>Mean Baseline</text:p>
                <draw:g>
                  <svg:desc>Results.A17:Results.A17</svg:desc>
                </draw:g>
              </table:table-cell>
              <table:table-cell office:value-type="float" office:value="0.159901510611456">
                <text:p>0.159901510611456</text:p>
                <draw:g>
                  <svg:desc>Results.B17:Results.J17</svg:desc>
                </draw:g>
              </table:table-cell>
              <table:table-cell office:value-type="float" office:value="0.159901510611456">
                <text:p>0.159901510611456</text:p>
              </table:table-cell>
              <table:table-cell office:value-type="float" office:value="0.159901510611456">
                <text:p>0.159901510611456</text:p>
              </table:table-cell>
              <table:table-cell office:value-type="float" office:value="0.159901510611456">
                <text:p>0.159901510611456</text:p>
              </table:table-cell>
              <table:table-cell office:value-type="float" office:value="0.159901510611456">
                <text:p>0.159901510611456</text:p>
              </table:table-cell>
              <table:table-cell office:value-type="float" office:value="0.159901510611456">
                <text:p>0.159901510611456</text:p>
              </table:table-cell>
              <table:table-cell office:value-type="float" office:value="0.159901510611456">
                <text:p>0.159901510611456</text:p>
              </table:table-cell>
              <table:table-cell office:value-type="float" office:value="0.159901510611456">
                <text:p>0.159901510611456</text:p>
              </table:table-cell>
              <table:table-cell office:value-type="float" office:value="0.159901510611456">
                <text:p>0.159901510611456</text:p>
              </table:table-cell>
            </table:table-row>
            <table:table-row>
              <table:table-cell office:value-type="string">
                <text:p>Median Baseline</text:p>
                <draw:g>
                  <svg:desc>Results.A18:Results.A18</svg:desc>
                </draw:g>
              </table:table-cell>
              <table:table-cell office:value-type="float" office:value="0.154041506448027">
                <text:p>0.154041506448027</text:p>
                <draw:g>
                  <svg:desc>Results.B18:Results.J18</svg:desc>
                </draw:g>
              </table:table-cell>
              <table:table-cell office:value-type="float" office:value="0.154041506448027">
                <text:p>0.154041506448027</text:p>
              </table:table-cell>
              <table:table-cell office:value-type="float" office:value="0.154041506448027">
                <text:p>0.154041506448027</text:p>
              </table:table-cell>
              <table:table-cell office:value-type="float" office:value="0.154041506448027">
                <text:p>0.154041506448027</text:p>
              </table:table-cell>
              <table:table-cell office:value-type="float" office:value="0.154041506448027">
                <text:p>0.154041506448027</text:p>
              </table:table-cell>
              <table:table-cell office:value-type="float" office:value="0.154041506448027">
                <text:p>0.154041506448027</text:p>
              </table:table-cell>
              <table:table-cell office:value-type="float" office:value="0.154041506448027">
                <text:p>0.154041506448027</text:p>
              </table:table-cell>
              <table:table-cell office:value-type="float" office:value="0.154041506448027">
                <text:p>0.154041506448027</text:p>
              </table:table-cell>
              <table:table-cell office:value-type="float" office:value="0.154041506448027">
                <text:p>0.154041506448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.443cm" xlink:href=".." xlink:type="simple" chart:class="chart:bar" chart:style-name="ch1">
        <chart:legend svg:x="13.445cm" svg:y="1.409cm" style:legend-expansion="custom" chartooo:width="2.053cm" chartooo:height="0.654cm" style:legend-expansion-aspect-ratio="3.13914373088685" chart:style-name="ch2"/>
        <chart:plot-area chart:style-name="ch3" table:cell-range-address="'Missing Data'.A1:'Missing Data'.C19" chart:data-source-has-labels="both" svg:x="0.77cm" svg:y="0.908cm" svg:width="12.327cm" svg:height="7.426cm">
          <chartooo:coordinate-region svg:x="1.762cm" svg:y="1.12cm" svg:width="11.335cm" svg:height="6.541cm"/>
          <chart:axis chart:dimension="x" chart:name="primary-x" chart:style-name="ch4" chartooo:axis-type="auto">
            <chartooo:date-scale/>
            <chart:categories table:cell-range-address="'Missing Data'.C1:'Missing Data'.C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issing Data'.B1:'Missing Data'.B1" chart:label-cell-address="'Missing Data'.A1:'Missing Data'.A1" chart:class="chart:bar">
            <chart:data-point/>
          </chart:series>
          <chart:series chart:style-name="ch8" chart:values-cell-range-address="'Missing Data'.B2:'Missing Data'.B2" chart:label-cell-address="'Missing Data'.A2:'Missing Data'.A2" chart:class="chart:bar">
            <chart:data-point/>
          </chart:series>
          <chart:series chart:style-name="ch9" chart:values-cell-range-address="'Missing Data'.B3:'Missing Data'.B3" chart:label-cell-address="'Missing Data'.A3:'Missing Data'.A3" chart:class="chart:bar">
            <chart:data-point/>
          </chart:series>
          <chart:series chart:style-name="ch10" chart:values-cell-range-address="'Missing Data'.B4:'Missing Data'.B4" chart:label-cell-address="'Missing Data'.A4:'Missing Data'.A4" chart:class="chart:bar">
            <chart:data-point/>
          </chart:series>
          <chart:series chart:style-name="ch11" chart:values-cell-range-address="'Missing Data'.B5:'Missing Data'.B5" chart:label-cell-address="'Missing Data'.A5:'Missing Data'.A5" chart:class="chart:bar">
            <chart:data-point/>
          </chart:series>
          <chart:series chart:style-name="ch12" chart:values-cell-range-address="'Missing Data'.B6:'Missing Data'.B6" chart:label-cell-address="'Missing Data'.A6:'Missing Data'.A6" chart:class="chart:bar">
            <chart:data-point/>
          </chart:series>
          <chart:series chart:style-name="ch13" chart:values-cell-range-address="'Missing Data'.B7:'Missing Data'.B7" chart:label-cell-address="'Missing Data'.A7:'Missing Data'.A7" chart:class="chart:bar">
            <chart:data-point/>
          </chart:series>
          <chart:series chart:style-name="ch14" chart:values-cell-range-address="'Missing Data'.B8:'Missing Data'.B8" chart:label-cell-address="'Missing Data'.A8:'Missing Data'.A8" chart:class="chart:bar">
            <chart:data-point/>
          </chart:series>
          <chart:series chart:style-name="ch15" chart:values-cell-range-address="'Missing Data'.B9:'Missing Data'.B9" chart:label-cell-address="'Missing Data'.A9:'Missing Data'.A9" chart:class="chart:bar">
            <chart:data-point/>
          </chart:series>
          <chart:series chart:style-name="ch16" chart:values-cell-range-address="'Missing Data'.B10:'Missing Data'.B10" chart:label-cell-address="'Missing Data'.A10:'Missing Data'.A10" chart:class="chart:bar">
            <chart:data-point/>
          </chart:series>
          <chart:series chart:style-name="ch17" chart:values-cell-range-address="'Missing Data'.B11:'Missing Data'.B11" chart:label-cell-address="'Missing Data'.A11:'Missing Data'.A11" chart:class="chart:bar">
            <chart:data-point/>
          </chart:series>
          <chart:series chart:style-name="ch18" chart:values-cell-range-address="'Missing Data'.B12:'Missing Data'.B12" chart:label-cell-address="'Missing Data'.A12:'Missing Data'.A12" chart:class="chart:bar">
            <chart:data-point/>
          </chart:series>
          <chart:series chart:style-name="ch7" chart:values-cell-range-address="'Missing Data'.B13:'Missing Data'.B13" chart:label-cell-address="'Missing Data'.A13:'Missing Data'.A13" chart:class="chart:bar">
            <chart:data-point/>
          </chart:series>
          <chart:series chart:style-name="ch8" chart:values-cell-range-address="'Missing Data'.B14:'Missing Data'.B14" chart:label-cell-address="'Missing Data'.A14:'Missing Data'.A14" chart:class="chart:bar">
            <chart:data-point/>
          </chart:series>
          <chart:series chart:style-name="ch9" chart:values-cell-range-address="'Missing Data'.B15:'Missing Data'.B15" chart:label-cell-address="'Missing Data'.A15:'Missing Data'.A15" chart:class="chart:bar">
            <chart:data-point/>
          </chart:series>
          <chart:series chart:style-name="ch10" chart:values-cell-range-address="'Missing Data'.B16:'Missing Data'.B16" chart:label-cell-address="'Missing Data'.A16:'Missing Data'.A16" chart:class="chart:bar">
            <chart:data-point/>
          </chart:series>
          <chart:series chart:style-name="ch11" chart:values-cell-range-address="'Missing Data'.B17:'Missing Data'.B17" chart:label-cell-address="'Missing Data'.A17:'Missing Data'.A17" chart:class="chart:bar">
            <chart:data-point/>
          </chart:series>
          <chart:series chart:style-name="ch12" chart:values-cell-range-address="'Missing Data'.B18:'Missing Data'.B18" chart:label-cell-address="'Missing Data'.A18:'Missing Data'.A18" chart:class="chart:bar">
            <chart:data-point/>
          </chart:series>
          <chart:series chart:style-name="ch13" chart:values-cell-range-address="'Missing Data'.B19:'Missing Data'.B19" chart:label-cell-address="'Missing Data'.A19:'Missing Data'.A19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inal</text:p>
                <draw:g>
                  <svg:desc>'Missing Data'.C1:'Missing Data'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olQC</text:p>
                <draw:g>
                  <svg:desc>'Missing Data'.A1:'Missing Data'.A1</svg:desc>
                </draw:g>
              </table:table-cell>
              <table:table-cell office:value-type="float" office:value="1453">
                <text:p>1453</text:p>
                <draw:g>
                  <svg:desc>'Missing Data'.B1:'Missing Data'.B1</svg:desc>
                </draw:g>
              </table:table-cell>
            </table:table-row>
            <table:table-row>
              <table:table-cell office:value-type="string">
                <text:p>MiscFeature</text:p>
                <draw:g>
                  <svg:desc>'Missing Data'.A2:'Missing Data'.A2</svg:desc>
                </draw:g>
              </table:table-cell>
              <table:table-cell office:value-type="float" office:value="1406">
                <text:p>1406</text:p>
                <draw:g>
                  <svg:desc>'Missing Data'.B2:'Missing Data'.B2</svg:desc>
                </draw:g>
              </table:table-cell>
            </table:table-row>
            <table:table-row>
              <table:table-cell office:value-type="string">
                <text:p>Alley</text:p>
                <draw:g>
                  <svg:desc>'Missing Data'.A3:'Missing Data'.A3</svg:desc>
                </draw:g>
              </table:table-cell>
              <table:table-cell office:value-type="float" office:value="1369">
                <text:p>1369</text:p>
                <draw:g>
                  <svg:desc>'Missing Data'.B3:'Missing Data'.B3</svg:desc>
                </draw:g>
              </table:table-cell>
            </table:table-row>
            <table:table-row>
              <table:table-cell office:value-type="string">
                <text:p>Fence</text:p>
                <draw:g>
                  <svg:desc>'Missing Data'.A4:'Missing Data'.A4</svg:desc>
                </draw:g>
              </table:table-cell>
              <table:table-cell office:value-type="float" office:value="1179">
                <text:p>1179</text:p>
                <draw:g>
                  <svg:desc>'Missing Data'.B4:'Missing Data'.B4</svg:desc>
                </draw:g>
              </table:table-cell>
            </table:table-row>
            <table:table-row>
              <table:table-cell office:value-type="string">
                <text:p>FireplaceQu</text:p>
                <draw:g>
                  <svg:desc>'Missing Data'.A5:'Missing Data'.A5</svg:desc>
                </draw:g>
              </table:table-cell>
              <table:table-cell office:value-type="float" office:value="690">
                <text:p>690</text:p>
                <draw:g>
                  <svg:desc>'Missing Data'.B5:'Missing Data'.B5</svg:desc>
                </draw:g>
              </table:table-cell>
            </table:table-row>
            <table:table-row>
              <table:table-cell office:value-type="string">
                <text:p>LotFrontage</text:p>
                <draw:g>
                  <svg:desc>'Missing Data'.A6:'Missing Data'.A6</svg:desc>
                </draw:g>
              </table:table-cell>
              <table:table-cell office:value-type="float" office:value="259">
                <text:p>259</text:p>
                <draw:g>
                  <svg:desc>'Missing Data'.B6:'Missing Data'.B6</svg:desc>
                </draw:g>
              </table:table-cell>
            </table:table-row>
            <table:table-row>
              <table:table-cell office:value-type="string">
                <text:p>GarageType</text:p>
                <draw:g>
                  <svg:desc>'Missing Data'.A7:'Missing Data'.A7</svg:desc>
                </draw:g>
              </table:table-cell>
              <table:table-cell office:value-type="float" office:value="81">
                <text:p>81</text:p>
                <draw:g>
                  <svg:desc>'Missing Data'.B7:'Missing Data'.B7</svg:desc>
                </draw:g>
              </table:table-cell>
            </table:table-row>
            <table:table-row>
              <table:table-cell office:value-type="string">
                <text:p>GarageYrBlt</text:p>
                <draw:g>
                  <svg:desc>'Missing Data'.A8:'Missing Data'.A8</svg:desc>
                </draw:g>
              </table:table-cell>
              <table:table-cell office:value-type="float" office:value="81">
                <text:p>81</text:p>
                <draw:g>
                  <svg:desc>'Missing Data'.B8:'Missing Data'.B8</svg:desc>
                </draw:g>
              </table:table-cell>
            </table:table-row>
            <table:table-row>
              <table:table-cell office:value-type="string">
                <text:p>GarageFinish</text:p>
                <draw:g>
                  <svg:desc>'Missing Data'.A9:'Missing Data'.A9</svg:desc>
                </draw:g>
              </table:table-cell>
              <table:table-cell office:value-type="float" office:value="81">
                <text:p>81</text:p>
                <draw:g>
                  <svg:desc>'Missing Data'.B9:'Missing Data'.B9</svg:desc>
                </draw:g>
              </table:table-cell>
            </table:table-row>
            <table:table-row>
              <table:table-cell office:value-type="string">
                <text:p>GarageQual</text:p>
                <draw:g>
                  <svg:desc>'Missing Data'.A10:'Missing Data'.A10</svg:desc>
                </draw:g>
              </table:table-cell>
              <table:table-cell office:value-type="float" office:value="81">
                <text:p>81</text:p>
                <draw:g>
                  <svg:desc>'Missing Data'.B10:'Missing Data'.B10</svg:desc>
                </draw:g>
              </table:table-cell>
            </table:table-row>
            <table:table-row>
              <table:table-cell office:value-type="string">
                <text:p>GarageCond</text:p>
                <draw:g>
                  <svg:desc>'Missing Data'.A11:'Missing Data'.A11</svg:desc>
                </draw:g>
              </table:table-cell>
              <table:table-cell office:value-type="float" office:value="81">
                <text:p>81</text:p>
                <draw:g>
                  <svg:desc>'Missing Data'.B11:'Missing Data'.B11</svg:desc>
                </draw:g>
              </table:table-cell>
            </table:table-row>
            <table:table-row>
              <table:table-cell office:value-type="string">
                <text:p>BsmtExposure</text:p>
                <draw:g>
                  <svg:desc>'Missing Data'.A12:'Missing Data'.A12</svg:desc>
                </draw:g>
              </table:table-cell>
              <table:table-cell office:value-type="float" office:value="38">
                <text:p>38</text:p>
                <draw:g>
                  <svg:desc>'Missing Data'.B12:'Missing Data'.B12</svg:desc>
                </draw:g>
              </table:table-cell>
            </table:table-row>
            <table:table-row>
              <table:table-cell office:value-type="string">
                <text:p>BsmtFinType2</text:p>
                <draw:g>
                  <svg:desc>'Missing Data'.A13:'Missing Data'.A13</svg:desc>
                </draw:g>
              </table:table-cell>
              <table:table-cell office:value-type="float" office:value="38">
                <text:p>38</text:p>
                <draw:g>
                  <svg:desc>'Missing Data'.B13:'Missing Data'.B13</svg:desc>
                </draw:g>
              </table:table-cell>
            </table:table-row>
            <table:table-row>
              <table:table-cell office:value-type="string">
                <text:p>BsmtQual</text:p>
                <draw:g>
                  <svg:desc>'Missing Data'.A14:'Missing Data'.A14</svg:desc>
                </draw:g>
              </table:table-cell>
              <table:table-cell office:value-type="float" office:value="37">
                <text:p>37</text:p>
                <draw:g>
                  <svg:desc>'Missing Data'.B14:'Missing Data'.B14</svg:desc>
                </draw:g>
              </table:table-cell>
            </table:table-row>
            <table:table-row>
              <table:table-cell office:value-type="string">
                <text:p>BsmtCond</text:p>
                <draw:g>
                  <svg:desc>'Missing Data'.A15:'Missing Data'.A15</svg:desc>
                </draw:g>
              </table:table-cell>
              <table:table-cell office:value-type="float" office:value="37">
                <text:p>37</text:p>
                <draw:g>
                  <svg:desc>'Missing Data'.B15:'Missing Data'.B15</svg:desc>
                </draw:g>
              </table:table-cell>
            </table:table-row>
            <table:table-row>
              <table:table-cell office:value-type="string">
                <text:p>BsmtFinType1</text:p>
                <draw:g>
                  <svg:desc>'Missing Data'.A16:'Missing Data'.A16</svg:desc>
                </draw:g>
              </table:table-cell>
              <table:table-cell office:value-type="float" office:value="37">
                <text:p>37</text:p>
                <draw:g>
                  <svg:desc>'Missing Data'.B16:'Missing Data'.B16</svg:desc>
                </draw:g>
              </table:table-cell>
            </table:table-row>
            <table:table-row>
              <table:table-cell office:value-type="string">
                <text:p>MasVnrType</text:p>
                <draw:g>
                  <svg:desc>'Missing Data'.A17:'Missing Data'.A17</svg:desc>
                </draw:g>
              </table:table-cell>
              <table:table-cell office:value-type="float" office:value="8">
                <text:p>8</text:p>
                <draw:g>
                  <svg:desc>'Missing Data'.B17:'Missing Data'.B17</svg:desc>
                </draw:g>
              </table:table-cell>
            </table:table-row>
            <table:table-row>
              <table:table-cell office:value-type="string">
                <text:p>MasVnrArea</text:p>
                <draw:g>
                  <svg:desc>'Missing Data'.A18:'Missing Data'.A18</svg:desc>
                </draw:g>
              </table:table-cell>
              <table:table-cell office:value-type="float" office:value="8">
                <text:p>8</text:p>
                <draw:g>
                  <svg:desc>'Missing Data'.B18:'Missing Data'.B18</svg:desc>
                </draw:g>
              </table:table-cell>
            </table:table-row>
            <table:table-row>
              <table:table-cell office:value-type="string">
                <text:p>Electrical</text:p>
                <draw:g>
                  <svg:desc>'Missing Data'.A19:'Missing Data'.A19</svg:desc>
                </draw:g>
              </table:table-cell>
              <table:table-cell office:value-type="float" office:value="1">
                <text:p>1</text:p>
                <draw:g>
                  <svg:desc>'Missing Data'.B19:'Missing Data'.B1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